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paragraph-rsid="000cacbd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paragraph-rsid="000f13b9"/>
    </style:style>
    <style:style style:name="T1" style:family="text">
      <style:text-properties fo:language="en" fo:country="US" fo:font-style="italic"/>
    </style:style>
    <style:style style:name="T2" style:family="text">
      <style:text-properties fo:language="en" fo:country="US" fo:font-style="italic" officeooo:rsid="000cacbd"/>
    </style:style>
    <style:style style:name="T3" style:family="text">
      <style:text-properties fo:language="en" fo:country="US" fo:font-style="italic" style:text-underline-style="solid" style:text-underline-width="auto" style:text-underline-color="font-color" officeooo:rsid="000cacbd"/>
    </style:style>
    <style:style style:name="T4" style:family="text">
      <style:text-properties fo:language="en" fo:country="US" fo:font-style="italic" style:text-underline-style="solid" style:text-underline-width="auto" style:text-underline-color="font-color" officeooo:rsid="000f13b9"/>
    </style:style>
    <style:style style:name="T5" style:family="text">
      <style:text-properties fo:language="en" fo:country="US" fo:font-style="italic" style:text-underline-style="solid" style:text-underline-width="auto" style:text-underline-color="font-color" officeooo:rsid="0010d57e"/>
    </style:style>
    <style:style style:name="T6" style:family="text">
      <style:text-properties fo:language="en" fo:country="US" fo:font-style="italic" style:text-underline-style="solid" style:text-underline-width="auto" style:text-underline-color="font-color" officeooo:rsid="0011e210"/>
    </style:style>
    <style:style style:name="T7" style:family="text">
      <style:text-properties fo:language="en" fo:country="US" fo:font-style="italic" style:text-underline-style="solid" style:text-underline-width="auto" style:text-underline-color="font-color" officeooo:rsid="0013e04d"/>
    </style:style>
    <style:style style:name="T8" style:family="text">
      <style:text-properties fo:language="en" fo:country="US" fo:font-style="italic" officeooo:rsid="000f13b9"/>
    </style:style>
    <style:style style:name="T9" style:family="text">
      <style:text-properties fo:language="en" fo:country="US" fo:font-style="italic" officeooo:rsid="000f56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/></text:span></text:p>
      <text:p text:style-name="P2"><text:span text:style-name="Source_20_Text"><text:span text:style-name="T3">Riddle </text:span></text:span><text:span text:style-name="Source_20_Text"><text:span text:style-name="T6">2</text:span></text:span><text:span text:style-name="Source_20_Text"><text:span text:style-name="T3"> (Wind, Storm)</text:span></text:span></text:p>
      <text:p text:style-name="P2"><text:span text:style-name="Source_20_Text"><text:span text:style-name="T2"/></text:span></text:p>
      <text:p text:style-name="P1"><text:span text:style-name="Source_20_Text"><text:span text:style-name="T1">Hwylc is hæleþa þæs horsc      ond þæs hygecræftig<text:line-break/>þæt þæt mæge asecgan,      hwa mec on sið wræce,<text:line-break/>þonne ic astige strong,      stundum reþe,<text:line-break/>þrymful þunie,      þragum wræce<text:line-break/></text:span></text:span><text:span text:style-name="Source_20_Text"><text:span text:style-name="T9">f</text:span></text:span><text:span text:style-name="Source_20_Text"><text:span text:style-name="T1">ere geond foldan,      folcsalo bærne,<text:line-break/>ræced reafige?      Recas stigað,<text:line-break/>haswe ofer hrofum.      Hlin bið on eorþan,<text:line-break/>wælcwealm wera,      þonne ic wudu hrere,<text:line-break/>bearwas bledhwate,      beamas fylle,<text:line-break/>holme gehrefed,      heahum meahtum<text:line-break/>wrecen on waþe,      wide sended;<text:line-break/>hæbbe me on hrycge      þæt ær hadas wreah<text:line-break/>foldbuendra,      flæsc ond gæstas,<text:line-break/>somod on sunde.      Saga hwa mec þecce,<text:line-break/>oþþe hu ic hatte,      þe þa hlæst bere.</text:span></text:span></text:p>
      <text:p text:style-name="P1"><text:span text:style-name="Source_20_Text"><text:span text:style-name="T1"/></text:span></text:p>
      <text:p text:style-name="P2"><text:span text:style-name="Source_20_Text"><text:span text:style-name="T3">Riddle </text:span></text:span><text:span text:style-name="Source_20_Text"><text:span text:style-name="T6">3</text:span></text:span><text:span text:style-name="Source_20_Text"><text:span text:style-name="T3"> (Wind, Storm)</text:span></text:span></text:p>
      <text:p text:style-name="P2"><text:span text:style-name="Source_20_Text"><text:span text:style-name="T2"/></text:span></text:p>
      <text:p text:style-name="P2"><text:span text:style-name="Source_20_Text"><text:span text:style-name="T2">Hwilum ic gewite,      swa ne wenaþ men,<text:line-break/>under yþa geþræc      eorþan secan,<text:line-break/>garsecges grund.      Gifen biþ gewreged,<text:line-break/>fam gewealcen;<text:line-break/>hwælmere hlimmeð,      hlude grimmeð,<text:line-break/>streamas staþu beatað,      stundum weorpaþ<text:line-break/>on stealc hleoþa      stane ond sonde,<text:line-break/>ware ond wæge,      þonne ic winnende,<text:line-break/>holmmægne biþeaht,      hrusan styrge,<text:line-break/>side sægrundas.      Sundhelme ne mæg<text:line-break/>losian ær mec læte      se þe min latteow bið<text:line-break/>on siþa gehwam.      Saga, þoncol mon,<text:line-break/>hwa mec bregde      of brimes fæþmum,<text:line-break/>þonne streamas eft      stille weorþað,<text:line-break/>yþa geþwære,      þe mec ær wrugon.</text:span></text:span></text:p>
      <text:p text:style-name="P2"><text:span text:style-name="Source_20_Text"><text:span text:style-name="T2"/></text:span></text:p>
      <text:p text:style-name="P3"><text:span text:style-name="Source_20_Text"><text:span text:style-name="T4">Riddle </text:span></text:span><text:span text:style-name="Source_20_Text"><text:span text:style-name="T6">4</text:span></text:span><text:span text:style-name="Source_20_Text"><text:span text:style-name="T4"> (Wind, Storm)</text:span></text:span></text:p>
      <text:p text:style-name="P2"><text:span text:style-name="Source_20_Text"><text:span text:style-name="T2"/></text:span></text:p>
      <text:p text:style-name="P2"><text:span text:style-name="Source_20_Text"><text:span text:style-name="T2">Hwilum mec min frea      fæste genearwað,<text:line-break/>sendeð þonne      under salwonges<text:line-break/>bearm þone bradan,      ond on bid wriceð,<text:line-break/>þrafað on þystrum      þrymma sumne,<text:line-break/>hæste on enge,      þær me heord siteð<text:line-break/>hruse on hrycge.      Nah ic hwyrftweges<text:line-break/>of þam aglace,      ac ic eþelstol<text:line-break/>hæleþa hrere;      hornsalu wagiað,<text:line-break/>wera wicstede,      weallas beofiað,<text:line-break/>steape ofer stiwitum.      Stille þynceð<text:line-break/>lyft ofer londe      ond lagu swige,<text:line-break/>oþþæt ic of enge      up aþringe,<text:line-break/>efne swa mec wisaþ      se mec wræde on<text:line-break/>æt frumsceafte      furþum legde,<text:line-break/></text:span></text:span><text:soft-page-break/><text:span text:style-name="Source_20_Text"><text:span text:style-name="T2">bende ond clomme,      þæt ic onbugan ne mot<text:line-break/>of þæs gewealde      þe me wegas tæcneð.<text:line-break/>Hwilum ic sceal ufan      yþa wregan,<text:line-break/>streamas styrgan      ond to staþe þywan<text:line-break/>flintgrægne flod.      Famig winneð<text:line-break/>wæg wið wealle,      wonn ariseð<text:line-break/>dun ofer dype;      hyre deorc on last,<text:line-break/>eare geblonden,      oþer fereð,<text:line-break/>þæt hy gemittað      mearclonde neah<text:line-break/>hea hlincas.      Þær bið hlud wudu,<text:line-break/>brimgiesta breahtm,      bidað stille<text:line-break/>stealc stanhleoþu      streamgewinnes,<text:line-break/>hopgehnastes,      þonne heah geþring<text:line-break/>on cleofu crydeþ.      Þær bið ceole wen<text:line-break/>sliþre sæcce,      gif hine sæ byreð<text:line-break/>on þa grimman tid,      gæsta fulne,<text:line-break/>þæt he scyle rice      birofen weorþan,<text:line-break/>feore bifohten      fæmig ridan<text:line-break/>yþa hrycgum.      Þær bið egsa sum<text:line-break/>ældum geywed,      þara þe ic hyran sceal<text:line-break/>strong on stiðweg.      Hwa gestilleð þæt?<text:line-break/>Hwilum ic þurhræse,      þæt me on bæce rideð<text:line-break/>won wægfatu,      wide toþringe<text:line-break/>lagustreama full,      hwilum læte eft<text:line-break/>slupan tosomne.      Se bið swega mæst,<text:line-break/>breahtma ofer burgum,      ond gebreca hludast,<text:line-break/>þonne scearp cymeð      sceo wiþ oþrum,<text:line-break/>ecg wið ecge;      earpan gesceafte<text:line-break/>fus ofer folcum      fyre swætað,<text:line-break/>blacan lige,      ond gebrecu ferað<text:line-break/>deorc ofer dryhtum      gedyne micle,<text:line-break/>farað feohtende,      feallan lætað<text:line-break/>sweart sumsendu      seaw of bosme,<text:line-break/>wætan of wombe.      Winnende fareð<text:line-break/>atol eoredþreat,      egsa astigeð,<text:line-break/>micel modþrea      monna cynne,<text:line-break/>brogan on burgum,      þonne blace scotiað<text:line-break/>scriþende scin      scearpum wæpnum.<text:line-break/>Dol him ne ondrædeð      ða deaðsperu,<text:line-break/>swylteð hwæþre,      gif him soð meotud<text:line-break/>on geryhtu      þurh regn ufan<text:line-break/>of gestune læteð      stræle fleogan,<text:line-break/>farende flan.      Fea þæt gedygað,<text:line-break/>þara þe geræceð      rynegiestes wæpen.<text:line-break/>Ic þæs orleges      or anstelle,<text:line-break/>þonne gewite      wolcengehnaste<text:line-break/>þurh geþræc þringan      þrimme micle<text:line-break/>ofer byrnan bosm.      Biersteð hlude<text:line-break/>heah hloðgecrod;      þonne hnige eft<text:line-break/>under lyfte helm      londe near,<text:line-break/>ond me on hrycg hlade      þæt ic habban sceal,<text:line-break/>meahtum gemagnad      mines frean.<text:line-break/>Swa ic þrymful þeow      þragum winne,<text:line-break/></text:span></text:span><text:soft-page-break/><text:span text:style-name="Source_20_Text"><text:span text:style-name="T2">hwilum under eorþan,      hwilum yþa sceal<text:line-break/>hean underhnigan,      hwilum holm yfan<text:line-break/>streamas styrge,      hwilum stige up,<text:line-break/>wolcnfare wrege,      wide fere<text:line-break/>swift ond swiþfeorm.      Saga hwæt ic hatte,<text:line-break/>oþþe hwa mec rære,      þonne ic restan ne mot,<text:line-break/>oþþe hwa mec stæðþe,      þonne ic stille beom.</text:span></text:span></text:p>
      <text:p text:style-name="P2"><text:span text:style-name="Source_20_Text"><text:span text:style-name="T2"/></text:span></text:p>
      <text:p text:style-name="P2"><text:span text:style-name="Source_20_Text"><text:span text:style-name="T3">Riddle </text:span></text:span><text:span text:style-name="Source_20_Text"><text:span text:style-name="T5">7</text:span></text:span><text:span text:style-name="Source_20_Text"><text:span text:style-name="T3">(Sun)</text:span></text:span></text:p>
      <text:p text:style-name="P2"><text:span text:style-name="Source_20_Text"><text:span text:style-name="T2"/></text:span></text:p>
      <text:p text:style-name="P2"><text:span text:style-name="Source_20_Text"><text:span text:style-name="T2">Mec gesette soð         sigora waldend<text:line-break/>Crist to compe.        Oft ic cwice bærne,<text:line-break/>unrimu cyn         eorþan getenge,<text:line-break/>næte mid niþe,         swa ic him no hrine,<text:line-break/>þonne mec min frea         feohtan hateþ.<text:line-break/>Hwilum ic monigra         mod arete,<text:line-break/>hwilum ic frefre         þa ic ær winne on<text:line-break/>feorran swiþe;         hi þæs felað þeah,<text:line-break/>swylce þæs oþres,         þonne ic eft hyra<text:line-break/>ofer deop gedreag         drohtað bete.</text:span></text:span></text:p>
      <text:p text:style-name="P2"><text:span text:style-name="Source_20_Text"><text:span text:style-name="T2"/></text:span></text:p>
      <text:p text:style-name="P3"><text:span text:style-name="Source_20_Text"><text:span text:style-name="T4">Riddle </text:span></text:span><text:span text:style-name="Source_20_Text"><text:span text:style-name="T6">30</text:span></text:span><text:span text:style-name="Source_20_Text"><text:span text:style-name="T4"> (God)</text:span></text:span></text:p>
      <text:p text:style-name="P3"><text:span text:style-name="Source_20_Text"><text:span text:style-name="T8"/></text:span></text:p>
      <text:p text:style-name="P3"><text:span text:style-name="Source_20_Text"><text:span text:style-name="T8">Ic wiht geseah      wundorlice<text:line-break/>hornum bitweonum      huþe lædan,<text:line-break/>lyftfæt leohtlic,      listum gegierwed,<text:line-break/>huþe to þam ham      of þam heresiþe;<text:line-break/>walde hyre on þære byrig      bur atimbran<text:line-break/>searwum asettan,      gif hit swa meahte.<text:line-break/>Ða cwom wundorlicu wiht      ofer wealles hrof,<text:line-break/>seo is eallum cuð      eorðbuendum,<text:line-break/>ahredde þa þa huþe      ond to ham bedraf<text:line-break/>wreccan ofer willan,      gewat hyre west þonan<text:line-break/>fæhþum feran,      forð onette.<text:line-break/>Dust stonc to heofonum,      deaw feol on eorþan,<text:line-break/>niht forð gewat.      Nænig siþþan<text:line-break/>wera gewiste      þære wihte sið.</text:span></text:span></text:p>
      <text:p text:style-name="P3"><text:span text:style-name="Source_20_Text"><text:span text:style-name="T8"/></text:span></text:p>
      <text:p text:style-name="P3"><text:span text:style-name="Source_20_Text"><text:span text:style-name="T4">Riddle </text:span></text:span><text:span text:style-name="Source_20_Text"><text:span text:style-name="T7">67</text:span></text:span><text:span text:style-name="Source_20_Text"><text:span text:style-name="T4"> (Sun and moon)</text:span></text:span></text:p>
      <text:p text:style-name="P3"><text:span text:style-name="Source_20_Text"><text:span text:style-name="T8"/></text:span></text:p>
      <text:p text:style-name="P3"><text:span text:style-name="Source_20_Text"><text:span text:style-name="T8">Ic eom mare      þonne þes middangeard<text:line-break/>læsse þonne hondwyrm,      leohtre þonne mona,<text:line-break/>swiftre þonne sunne.      Sæs me sind ealle<text:line-break/>flodas on fæðmum      ond þes foldan bearm,<text:line-break/>grene wongas.      Grundum ic hrine,<text:line-break/>helle underhnige,      heofonas oferstige,<text:line-break/>wuldres eþel,      wide ræce<text:line-break/>ofer engla eard,      eorþan gefylle,<text:line-break/>ealne middangeard      ond merestreamas<text:line-break/>side mid me sylfum.      Saga hwæt ic hatte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20:11:33.019470529</meta:creation-date>
    <dc:date>2024-10-29T11:04:58.051500104</dc:date>
    <meta:editing-duration>PT1H24M13S</meta:editing-duration>
    <meta:editing-cycles>5</meta:editing-cycles>
    <meta:generator>LibreOffice/24.2.6.2$Linux_X86_64 LibreOffice_project/420$Build-2</meta:generator>
    <meta:document-statistic meta:table-count="0" meta:image-count="0" meta:object-count="0" meta:page-count="3" meta:paragraph-count="12" meta:word-count="795" meta:character-count="5490" meta:non-whitespace-character-count="3993"/>
  </office:meta>
</office:document-meta>
</file>